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yuthi" officeooo:rsid="0002e481" officeooo:paragraph-rsid="0002e481"/>
    </style:style>
    <style:style style:name="P2" style:family="paragraph" style:parent-style-name="Standard">
      <style:paragraph-properties fo:text-align="justify" style:justify-single-word="false"/>
      <style:text-properties style:font-name="Dyuthi" fo:font-weight="normal" officeooo:rsid="0002e481" officeooo:paragraph-rsid="0002e48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2e481"/>
    </style:style>
    <style:style style:name="P4" style:family="paragraph" style:parent-style-name="Standard">
      <style:paragraph-properties fo:text-align="justify" style:justify-single-word="false"/>
      <style:text-properties officeooo:rsid="0002e481" officeooo:paragraph-rsid="0002e481"/>
    </style:style>
    <style:style style:name="P5" style:family="paragraph" style:parent-style-name="Standard">
      <style:paragraph-properties fo:text-align="center" style:justify-single-word="false"/>
      <style:text-properties style:font-name="aakar" fo:font-weight="normal" officeooo:rsid="0002e481" officeooo:paragraph-rsid="0002e48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akar" fo:font-weight="normal" officeooo:rsid="0003b6b7" officeooo:paragraph-rsid="0003b6b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akar" officeooo:rsid="0002e481" officeooo:paragraph-rsid="0002e481"/>
    </style:style>
    <style:style style:name="P8" style:family="paragraph" style:parent-style-name="Standard">
      <style:paragraph-properties fo:text-align="center" style:justify-single-word="false"/>
      <style:text-properties style:font-name="aakar" fo:font-weight="bold" officeooo:rsid="0003b6b7" officeooo:paragraph-rsid="0003b6b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03b6b7" officeooo:paragraph-rsid="0003b6b7"/>
    </style:style>
    <style:style style:name="T1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03b6b7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aak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style:font-name="Dyuthi" officeooo:rsid="0002e481"/>
    </style:style>
    <style:style style:name="T6" style:family="text">
      <style:text-properties style:font-name="aaka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TO </text:p>
      <text:p text:style-name="P1"/>
      <text:p text:style-name="P1">Integrantes: <text:span text:style-name="T6">Juan Sebastian Calderon Rios</text:span></text:p>
      <text:p text:style-name="P5"><text:s text:c="10"/>Jose Luis Ramos Bernal</text:p>
      <text:p text:style-name="P6"><text:s text:c="3"/></text:p>
      <text:p text:style-name="P8">Grupo65-fullstack</text:p>
      <text:p text:style-name="P7"/>
      <text:p text:style-name="P3"><text:span text:style-name="T5">Problematica a tratar: </text:span><text:span text:style-name="T4">¿Cómo podemos reducir el consumo de drogas en los colegios?</text:span></text:p>
      <text:p text:style-name="P3"><text:span text:style-name="T1"/></text:p>
      <text:p text:style-name="P4"><text:span text:style-name="T3">Descripcion:</text:span><text:span text:style-name="T1"> En nuestro proyecto tenemos planteado el desarrollo de una aplicación <text:s/></text:span><text:span text:style-name="T2">web</text:span><text:span text:style-name="T1"> donde <text:s/></text:span><text:span text:style-name="T2">los usuarios tendran acceso a un chat donde podran interactuar con profesionales dependiendo de su necesidad, adicional a esto esta aplicación tendra acceso a un foro de dudas e inquietudes sobre la problemática que estamos tratando.</text:span></text:p>
      <text:p text:style-name="P4"><text:span text:style-name="T2"/></text:p>
      <text:p text:style-name="P9"><text:span text:style-name="T1">Adicional a esto los usuarios podran interactuar en el foro, encontrar informacion que les ayude o sea de interes de la problemática aquí tratada en su localidad asi como la opcion de poder ver un listado de fundaciones y los servicios que ofrecen ya sea para que la gente haga donaciones o busque ayuda en las mismas.</text:span></text:p>
      <text:p text:style-name="P9"><text:span text:style-name="T1"/></text:p>
      <text:p text:style-name="P9"><text:span text:style-name="T1">Otro plus que tendra la web es que se podran agendar citas con profesionales a traves de un calendario de citas, asi mismo tambien podran ver la disponibilidad de cada profesionar en sus horarios de atencion.</text:span></text:p>
      <text:p text:style-name="P9"><text:span text:style-name="T1"/></text:p>
      <text:p text:style-name="P9"><text:span text:style-name="T1">Lo que buscamos con estos productos es informar a la gente de una forma interactiva de los riesgos, problemas y posibles soluciones practicas para evitar el consumo de drogas en los colegios y su localidad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aakar" svg:font-family="aak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3:46:23.986006960</meta:creation-date>
    <dc:date>2018-08-06T14:06:29.042949863</dc:date>
    <meta:editing-duration>PT9M54S</meta:editing-duration>
    <meta:editing-cycles>1</meta:editing-cycles>
    <meta:document-statistic meta:table-count="0" meta:image-count="0" meta:object-count="0" meta:page-count="1" meta:paragraph-count="10" meta:word-count="201" meta:character-count="1240" meta:non-whitespace-character-count="1032"/>
    <meta:generator>LibreOffice/6.0.3.2$Linux_X86_64 LibreOffice_project/00m0$Build-2</meta:generator>
  </office:meta>
</office:document-meta>
</file>